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11.56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3" style:family="graphic" style:parent-style-name="standard">
      <style:graphic-properties draw:fill-color="#dddddd" draw:textarea-horizontal-align="justify" draw:textarea-vertical-align="top" draw:auto-grow-height="false" fo:min-height="14.355cm" fo:min-width="7.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5.8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13.47cm"/>
      <style:paragraph-properties style:writing-mode="lr-tb"/>
    </style:style>
    <style:style style:name="gr9" style:family="graphic" style:parent-style-name="standard">
      <style:graphic-properties draw:fill-color="#dddddd" draw:textarea-horizontal-align="justify" draw:textarea-vertical-align="top" draw:auto-grow-height="false" fo:min-height="4.83cm" fo:min-width="8.39cm"/>
      <style:paragraph-properties style:writing-mode="lr-tb"/>
    </style:style>
    <style:style style:name="gr10" style:family="graphic" style:parent-style-name="standard">
      <style:graphic-properties draw:fill-color="#dddddd" draw:textarea-horizontal-align="justify" draw:textarea-vertical-align="top" draw:auto-grow-height="false" fo:min-height="10.545cm" fo:min-width="30.61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925cm" fo:min-width="8.3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9.275cm" fo:min-width="2.0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925cm" fo:min-width="2.357cm"/>
      <style:paragraph-properties style:writing-mode="lr-tb"/>
    </style:style>
    <style:style style:name="gr14" style:family="graphic" style:parent-style-name="objectwithoutfill">
      <style:graphic-properties draw:marker-end="Arrowheads_20_2" draw:marker-end-width="0.3cm" draw:fill="none" draw:textarea-vertical-align="middle"/>
    </style:style>
    <style:style style:name="gr15" style:family="graphic" style:parent-style-name="objectwithoutfill">
      <style:graphic-properties draw:marker-end="Arrowheads_20_3" draw:marker-end-width="0.3cm" draw:fill="none" draw:textarea-vertical-align="middle"/>
    </style:style>
    <style:style style:name="gr16" style:family="graphic" style:parent-style-name="objectwithoutfill">
      <style:graphic-properties draw:marker-end="Arrowheads_20_5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291cm" fo:min-width="7.12cm"/>
      <style:paragraph-properties style:writing-mode="lr-tb"/>
    </style:style>
    <style:style style:name="gr18" style:family="graphic" style:parent-style-name="objectwithoutfill">
      <style:graphic-properties draw:marker-end="" draw:marker-end-width="0.3cm" draw:fill="none" draw:textarea-vertical-align="middle"/>
    </style:style>
    <style:style style:name="gr19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1.972cm" fo:min-width="2.0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925cm" fo:min-width="5.85cm"/>
      <style:paragraph-properties style:writing-mode="lr-tb"/>
    </style:style>
    <style:style style:name="gr22" style:family="graphic" style:parent-style-name="objectwithoutfill">
      <style:graphic-properties draw:marker-start="Arrowheads_20_11" draw:marker-start-width="0.305cm" draw:marker-end="" draw:marker-end-width="0.3cm" draw:fill="solid" draw:fill-color="#ffffff" draw:textarea-vertical-align="middle" draw:shadow="hidden"/>
      <style:paragraph-properties style:writing-mode="lr-tb"/>
    </style:style>
    <style:style style:name="gr23" style:family="graphic" style:parent-style-name="objectwithoutfill">
      <style:graphic-properties draw:marker-start="Arrowheads_20_12" draw:marker-start-width="0.305cm" draw:marker-end="" draw:marker-end-width="0.3cm" draw:fill="solid" draw:fill-color="#ffffff" draw:textarea-vertical-align="middle" draw:shadow="hidden"/>
      <style:paragraph-properties style:writing-mode="lr-tb"/>
    </style:style>
    <style:style style:name="gr24" style:family="graphic" style:parent-style-name="objectwithoutfill">
      <style:graphic-properties draw:marker-start="Arrowheads_20_13" draw:marker-start-width="0.305cm" draw:marker-end="" draw:marker-end-width="0.3cm" draw:fill="solid" draw:fill-color="#ffffff" draw:textarea-vertical-align="middle" draw:shadow="hidden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926cm" fo:min-width="6.485cm"/>
      <style:paragraph-properties style:writing-mode="lr-tb"/>
    </style:style>
    <style:style style:name="gr26" style:family="graphic" style:parent-style-name="standard">
      <style:graphic-properties svg:stroke-color="#158466" draw:fill-color="#ffffff" draw:textarea-horizontal-align="justify" draw:textarea-vertical-align="middle" draw:auto-grow-height="false" fo:min-height="1.02cm" fo:min-width="5.85cm"/>
      <style:paragraph-properties style:writing-mode="lr-tb"/>
    </style:style>
    <style:style style:name="gr27" style:family="graphic" style:parent-style-name="objectwithoutfill">
      <style:graphic-properties draw:marker-end="Arrowheads_20_14" draw:marker-end-width="0.3cm" draw:fill="none" draw:textarea-vertical-align="middle"/>
    </style:style>
    <style:style style:name="gr28" style:family="graphic" style:parent-style-name="standard">
      <style:graphic-properties draw:marker-end="Arrowheads_20_15" draw:marker-end-width="0.305cm" draw:textarea-vertical-align="middle"/>
    </style:style>
    <style:style style:name="gr29" style:family="graphic" style:parent-style-name="standard">
      <style:graphic-properties draw:marker-end="Arrowheads_20_16" draw:marker-end-width="0.305cm" draw:textarea-vertical-align="middle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346cm" fo:min-width="14.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ddddd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2.54cm" draw:transform="rotate (1.5707963267949) translate (2.27cm 19.415cm)">
          <text:p text:style-name="P1">Bus interf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2.54cm" draw:transform="rotate (1.5707963267949) translate (6.08cm 12.43cm)">
          <text:p text:style-name="P1">Instruction 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2.54cm" draw:transform="rotate (1.5707963267949) translate (13.7cm 12.43cm)">
          <text:p text:style-name="P1">Instruction Assembl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2.54cm" draw:transform="rotate (1.5707963267949) translate (17.51cm 12.43cm)">
          <text:p text:style-name="P1">De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7.62cm" svg:height="14.605cm" svg:x="21.32cm" svg:y="7.35cm">
          <text:p text:style-name="P1">Execu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175cm" svg:height="2.54cm" draw:transform="rotate (1.5707963267949) translate (25.765cm 21.32cm)">
          <text:p text:style-name="P1">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175cm" svg:height="2.54cm" draw:transform="rotate (1.5707963267949) translate (21.955cm 21.32cm)">
          <text:p text:style-name="P1">Load-st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35cm" svg:height="1.27cm" svg:x="21.955cm" svg:y="8.62cm">
          <text:p text:style-name="P1">Multipl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54cm" svg:height="1.27cm" svg:x="21.955cm" svg:y="12.43cm">
          <text:p text:style-name="P1">A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175cm" svg:height="2.54cm" draw:transform="rotate (1.5707963267949) translate (21.955cm 17.51cm)">
          <text:p text:style-name="P1">Branch- tar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175cm" svg:height="2.54cm" draw:transform="rotate (1.5707963267949) translate (25.765cm 17.51cm)">
          <text:p text:style-name="P1">Bran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54cm" svg:height="1.27cm" svg:x="21.955cm" svg:y="10.525cm">
          <text:p text:style-name="P1">Shif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81cm" svg:height="1.27cm" svg:x="9.255cm" svg:y="9.255cm">
          <text:p text:style-name="P1">Inst 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3.97cm" svg:height="2.54cm" svg:x="17.51cm" svg:y="3.54cm">
          <text:p text:style-name="P1">Register File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9" draw:text-style-name="P2" draw:layer="layout" svg:width="8.89cm" svg:height="5.08cm" svg:x="36.56cm" svg:y="3.54cm">
          <text:p text:style-name="P1">DMA eng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8.89cm" svg:height="5.08cm" svg:x="36.56cm" svg:y="9.255cm">
          <text:p text:style-name="P1">CPU 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31.115cm" svg:height="10.795cm" svg:x="4.175cm" svg:y="3.54cm">
          <text:p text:style-name="P1">Bus Interf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8.89cm" svg:height="3.175cm" svg:x="10.525cm" svg:y="6.08cm">
          <text:p text:style-name="P1">DRAM timing generat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89cm" svg:height="3.175cm" svg:x="10.525cm" svg:y="10.525cm">
          <text:p text:style-name="P1">Non-DRAM timing generato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4cm" svg:height="9.525cm" svg:x="24.495cm" svg:y="4.175cm">
          <text:p text:style-name="P1">Arbit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27cm" svg:x="28.305cm" svg:y="4.175cm">
          <text:p text:style-name="P1">Refresh generato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27cm" svg:x="37.83cm" svg:y="12.43cm">
          <text:p text:style-name="P1">Instruction fetch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27cm" svg:x="37.83cm" svg:y="10.525cm">
          <text:p text:style-name="P1">Memory load/stor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857cm" svg:height="3.175cm" svg:x="37.83cm" svg:y="4.81cm">
          <text:p text:style-name="P1">Arbiter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7.83cm" svg:y1="6.397cm" svg:x2="27.035cm" svg:y2="6.397cm">
          <text:p/>
        </draw:line>
        <draw:line draw:style-name="gr15" draw:text-style-name="P3" draw:layer="layout" svg:x1="37.83cm" svg:y1="11.16cm" svg:x2="27.035cm" svg:y2="11.16cm">
          <text:p/>
        </draw:line>
        <draw:line draw:style-name="gr15" draw:text-style-name="P3" draw:layer="layout" svg:x1="37.83cm" svg:y1="13.065cm" svg:x2="27.035cm" svg:y2="13.065cm">
          <text:p/>
        </draw:line>
        <draw:line draw:style-name="gr16" draw:text-style-name="P3" draw:layer="layout" svg:x1="28.305cm" svg:y1="4.81cm" svg:x2="27.035cm" svg:y2="4.81cm">
          <text:p/>
        </draw:line>
        <draw:custom-shape draw:style-name="gr17" draw:text-style-name="P1" draw:layer="layout" svg:width="7.62cm" svg:height="2.541cm" draw:transform="rotate (1.5707963267949) translate (20.702cm 13.7cm)">
          <text:p text:style-name="P1">Address</text:p>
          <text:p text:style-name="P1">Decoder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24.495cm" svg:y1="9.572cm" svg:x2="23.225cm" svg:y2="9.572cm">
          <text:p/>
        </draw:line>
        <draw:line draw:style-name="gr16" draw:text-style-name="P3" draw:layer="layout" svg:x1="20.685cm" svg:y1="7.667cm" svg:x2="19.415cm" svg:y2="7.667cm">
          <text:p/>
        </draw:line>
        <draw:line draw:style-name="gr16" draw:text-style-name="P3" draw:layer="layout" svg:x1="20.685cm" svg:y1="12.112cm" svg:x2="19.415cm" svg:y2="12.112cm">
          <text:p/>
        </draw:line>
        <draw:custom-shape draw:style-name="gr17" draw:text-style-name="P1" draw:layer="layout" svg:width="7.62cm" svg:height="2.541cm" draw:transform="rotate (1.5707963267949) translate (6.715cm 13.7cm)">
          <text:p text:style-name="P1">Access mux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0.525cm" svg:y1="7.667cm" svg:x2="9.255cm" svg:y2="7.667cm">
          <text:p/>
        </draw:line>
        <draw:line draw:style-name="gr16" draw:text-style-name="P3" draw:layer="layout" svg:x1="10.525cm" svg:y1="12.112cm" svg:x2="9.255cm" svg:y2="12.112cm">
          <text:p/>
        </draw:line>
        <draw:line draw:style-name="gr18" draw:text-style-name="P3" draw:layer="layout" svg:x1="21.955cm" svg:y1="4.81cm" svg:x2="7.985cm" svg:y2="4.81cm">
          <text:p/>
        </draw:line>
        <draw:line draw:style-name="gr16" draw:text-style-name="P3" draw:layer="layout" svg:x1="7.985cm" svg:y1="4.81cm" svg:x2="7.985cm" svg:y2="6.08cm">
          <text:p/>
        </draw:line>
        <draw:line draw:style-name="gr19" draw:text-style-name="P3" draw:layer="layout" svg:x1="21.955cm" svg:y1="4.81cm" svg:x2="21.955cm" svg:y2="6.08cm">
          <text:p/>
        </draw:line>
        <draw:custom-shape draw:style-name="gr20" draw:text-style-name="P1" draw:layer="layout" svg:width="2.54cm" svg:height="2.222cm" svg:x="41.322cm" svg:y="4.81cm">
          <text:p text:style-name="P1">DMA ch 0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54cm" svg:height="2.222cm" svg:x="41.64cm" svg:y="5.128cm">
          <text:p text:style-name="P1">DMA ch 0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54cm" svg:height="2.222cm" svg:x="41.957cm" svg:y="5.445cm">
          <text:p text:style-name="P1">DMA ch 0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54cm" svg:height="2.222cm" svg:x="42.275cm" svg:y="5.762cm">
          <text:p text:style-name="P1">DMA ch 0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41.322cm" svg:y1="5.762cm" svg:x2="40.687cm" svg:y2="5.762cm">
          <text:p/>
        </draw:line>
        <draw:line draw:style-name="gr16" draw:text-style-name="P3" draw:layer="layout" svg:x1="41.64cm" svg:y1="6.08cm" svg:x2="40.687cm" svg:y2="6.08cm">
          <text:p/>
        </draw:line>
        <draw:line draw:style-name="gr16" draw:text-style-name="P3" draw:layer="layout" svg:x1="41.957cm" svg:y1="6.397cm" svg:x2="40.687cm" svg:y2="6.397cm">
          <text:p/>
        </draw:line>
        <draw:line draw:style-name="gr16" draw:text-style-name="P3" draw:layer="layout" svg:x1="42.275cm" svg:y1="6.715cm" svg:x2="40.687cm" svg:y2="6.715cm">
          <text:p/>
        </draw:line>
        <draw:custom-shape draw:style-name="gr17" draw:text-style-name="P1" draw:layer="layout" svg:width="7.62cm" svg:height="2.541cm" draw:transform="rotate (1.5707963267949) translate (2.905cm 13.7cm)">
          <text:p text:style-name="P1">Bus drivers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6.715cm" svg:y1="9.572cm" svg:x2="5.445cm" svg:y2="9.572cm">
          <text:p/>
        </draw:line>
      </draw:page>
      <draw:page draw:name="page3" draw:style-name="dp1" draw:master-page-name="Default">
        <draw:custom-shape draw:style-name="gr21" draw:text-style-name="P1" xml:id="id1" draw:id="id1" draw:layer="layout" svg:width="6.35cm" svg:height="3.175cm" svg:x="32.75cm" svg:y="10.525cm">
          <text:p text:style-name="P1">CPU core</text:p>
          <draw:enhanced-geometry svg:viewBox="0 0 21600 21600" draw:type="rectangle" draw:enhanced-path="M 0 0 L 21600 0 21600 21600 0 21600 0 0 Z N"/>
        </draw:custom-shape>
        <draw:line draw:style-name="gr22" draw:text-style-name="P5" draw:layer="layout" svg:x1="27.035cm" svg:y1="8.302cm" svg:x2="32.751cm" svg:y2="8.302cm">
          <text:p text:style-name="P4">DMA</text:p>
          <text:p text:style-name="P4">request</text:p>
        </draw:line>
        <draw:line draw:style-name="gr23" draw:text-style-name="P5" draw:layer="layout" svg:x1="27.034cm" svg:y1="11.16cm" svg:x2="32.75cm" svg:y2="11.16cm">
          <text:p text:style-name="P4">Instruction</text:p>
          <text:p text:style-name="P4">fetch</text:p>
        </draw:line>
        <draw:line draw:style-name="gr24" draw:text-style-name="P5" draw:layer="layout" svg:x1="27.034cm" svg:y1="13.065cm" svg:x2="32.75cm" svg:y2="13.065cm">
          <text:p text:style-name="P4">Memory</text:p>
          <text:p text:style-name="P4">load/store</text:p>
        </draw:line>
        <draw:custom-shape draw:style-name="gr25" draw:text-style-name="P1" xml:id="id4" draw:id="id4" draw:layer="layout" svg:width="6.985cm" svg:height="3.176cm" draw:transform="rotate (1.5707963267949) translate (23.86cm 13.7cm)">
          <text:p text:style-name="P1">Bus Interface</text:p>
          <draw:enhanced-geometry svg:viewBox="0 0 21600 21600" draw:type="rectangle" draw:enhanced-path="M 0 0 L 21600 0 21600 21600 0 21600 0 0 Z N"/>
        </draw:custom-shape>
        <draw:custom-shape draw:style-name="gr21" draw:text-style-name="P1" xml:id="id3" draw:id="id3" draw:layer="layout" svg:width="6.35cm" svg:height="3.175cm" svg:x="32.75cm" svg:y="6.715cm">
          <text:p text:style-name="P1">DMA engine</text:p>
          <draw:enhanced-geometry svg:viewBox="0 0 21600 21600" draw:type="rectangle" draw:enhanced-path="M 0 0 L 21600 0 21600 21600 0 21600 0 0 Z N"/>
        </draw:custom-shape>
        <draw:custom-shape draw:style-name="gr26" draw:text-style-name="P6" xml:id="id5" draw:id="id5" draw:layer="layout" svg:width="6.35cm" svg:height="1.27cm" svg:x="32.75cm" svg:y="14.335cm">
          <draw:glue-point draw:id="4" svg:x="2.916cm" svg:y="-5cm"/>
          <draw:glue-point draw:id="5" svg:x="0.416cm" svg:y="-5cm"/>
          <text:p text:style-name="P1">Event counters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39.1cm" svg:y1="12.112cm" svg:x2="39.1cm" svg:y2="5.762cm" draw:start-shape="id1" draw:start-glue-point="1" draw:end-shape="id2" draw:end-glue-point="1" svg:d="M39100 12112h502v-6350h-502" svg:viewBox="0 0 503 6351">
          <text:p/>
        </draw:connector>
        <draw:connector draw:style-name="gr28" draw:text-style-name="P4" draw:layer="layout" svg:x1="35.923cm" svg:y1="6.079cm" svg:x2="35.925cm" svg:y2="6.715cm" draw:start-shape="id2" draw:start-glue-point="6" draw:end-shape="id3" draw:end-glue-point="0" svg:d="M35923 6079v477h2v159" svg:viewBox="0 0 3 637">
          <text:p/>
        </draw:connector>
        <draw:connector draw:style-name="gr29" draw:text-style-name="P4" draw:layer="layout" svg:x1="25.449cm" svg:y1="6.079cm" svg:x2="25.448cm" svg:y2="6.715cm" draw:start-shape="id2" draw:start-glue-point="5" draw:end-shape="id4" draw:end-glue-point="1" svg:d="M25449 6079v478h-1v158" svg:viewBox="0 0 2 637">
          <text:p/>
        </draw:connector>
        <draw:connector draw:style-name="gr29" draw:text-style-name="P4" draw:layer="layout" svg:x1="35.925cm" svg:y1="13.7cm" svg:x2="35.925cm" svg:y2="14.335cm" draw:start-shape="id1" draw:start-glue-point="2" draw:end-shape="id5" draw:end-glue-point="0" svg:d="M35925 13700v635" svg:viewBox="0 0 1 636">
          <text:p/>
        </draw:connector>
        <draw:connector draw:style-name="gr29" draw:text-style-name="P4" draw:layer="layout" svg:x1="31.48cm" svg:y1="6.079cm" svg:x2="32.75cm" svg:y2="14.97cm" draw:start-shape="id2" draw:start-glue-point="7" draw:end-shape="id5" draw:end-glue-point="3" svg:d="M31480 6079v8891h1270" svg:viewBox="0 0 1271 8892">
          <text:p/>
        </draw:connector>
        <draw:custom-shape draw:style-name="gr30" draw:text-style-name="P6" xml:id="id2" draw:id="id2" draw:layer="layout" svg:width="15.24cm" svg:height="1.27cm" svg:x="23.86cm" svg:y="5.127cm">
          <draw:glue-point draw:id="4" svg:x="0.416cm" svg:y="2.503cm"/>
          <draw:glue-point draw:id="5" svg:x="-3.958cm" svg:y="2.503cm"/>
          <draw:glue-point draw:id="6" svg:x="2.916cm" svg:y="2.503cm"/>
          <draw:glue-point draw:id="7" svg:x="0cm" svg:y="2.503cm"/>
          <text:p text:style-name="P1">CSR interface</text:p>
          <draw:enhanced-geometry svg:viewBox="0 0 21600 21600" draw:text-areas="?f5 ?f1 ?f6 ?f3" draw:mirror-horizontal="false" draw:mirror-vertical="false" draw:type="left-right-arrow" draw:modifiers="819.15884784463 5744.138473642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9" draw:text-style-name="P4" draw:layer="layout" svg:x1="32.113cm" svg:y1="6.079cm" svg:x2="32.75cm" svg:y2="12.112cm" draw:start-shape="id2" draw:start-glue-point="4" draw:end-shape="id1" draw:end-glue-point="3" svg:d="M32113 6079v6033h637" svg:viewBox="0 0 638 603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9T15:50:46.593696142</meta:creation-date>
    <dc:date>2023-06-19T20:45:58.284975668</dc:date>
    <meta:editing-duration>PT3H39M41S</meta:editing-duration>
    <meta:editing-cycles>4</meta:editing-cycles>
    <meta:generator>LibreOffice/7.3.7.2$Linux_X86_64 LibreOffice_project/30$Build-2</meta:generator>
    <meta:document-statistic meta:object-count="62"/>
  </office:meta>
</office:document-meta>
</file>